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style:style>
    <style:style style:name="P10" style:parent-style-name="Standard" style:family="paragraph">
      <style:text-properties fo:color="#C9211E"/>
    </style:style>
    <style:style style:name="P11" style:parent-style-name="Textbody" style:family="paragraph">
      <style:text-properties fo:color="#C9211E"/>
    </style:style>
    <style:style style:name="P12" style:parent-style-name="Textbody" style:family="paragraph">
      <style:paragraph-properties fo:break-before="page"/>
      <style:text-properties fo:font-style="italic" style:font-style-asian="italic" style:font-style-complex="italic"/>
    </style:style>
    <style:style style:name="P13" style:parent-style-name="Textbody" style:list-style-name="LFO1" style:family="paragraph">
      <style:text-properties fo:font-style="italic" style:font-style-asian="italic" style:font-style-complex="italic"/>
    </style:style>
    <style:style style:name="P14" style:parent-style-name="Textbody" style:list-style-name="LFO1" style:family="paragraph">
      <style:text-properties fo:font-style="italic" style:font-style-asian="italic" style:font-style-complex="italic"/>
    </style:style>
    <style:style style:name="P15" style:parent-style-name="Textbody" style:list-style-name="LFO1" style:family="paragraph">
      <style:text-properties fo:font-style="italic" style:font-style-asian="italic" style:font-style-complex="italic"/>
    </style:style>
    <style:style style:name="P16" style:parent-style-name="Textbody" style:list-style-name="LFO1" style:family="paragraph">
      <style:text-properties fo:font-style="italic" style:font-style-asian="italic" style:font-style-complex="italic"/>
    </style:style>
    <style:style style:name="P17" style:parent-style-name="Textbody" style:list-style-name="LFO1" style:family="paragraph">
      <style:text-properties fo:font-style="italic" style:font-style-asian="italic" style:font-style-complex="italic"/>
    </style:style>
    <style:style style:name="P18" style:parent-style-name="Textbody" style:list-style-name="LFO1" style:family="paragraph">
      <style:text-properties fo:font-style="italic" style:font-style-asian="italic" style:font-style-complex="italic"/>
    </style:style>
    <style:style style:name="P19" style:parent-style-name="Textbody" style:list-style-name="LFO1" style:family="paragraph">
      <style:text-properties fo:font-style="italic" style:font-style-asian="italic" style:font-style-complex="italic"/>
    </style:style>
    <style:style style:name="P20" style:parent-style-name="Textbody" style:list-style-name="LFO1" style:family="paragraph">
      <style:text-properties fo:font-style="italic" style:font-style-asian="italic" style:font-style-complex="italic"/>
    </style:style>
    <style:style style:name="P21" style:parent-style-name="Textbody" style:list-style-name="LFO1" style:family="paragraph">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style:style>
    <style:style style:name="P23" style:parent-style-name="Textbody" style:list-style-name="LFO1" style:family="paragraph">
      <style:text-properties fo:font-style="italic" style:font-style-asian="italic" style:font-style-complex="italic"/>
    </style:style>
    <style:style style:name="P24" style:parent-style-name="Textbody" style:list-style-name="LFO1" style:family="paragraph">
      <style:text-properties fo:font-weight="bold" style:font-weight-asian="bold" style:font-weight-complex="bold" fo:font-style="italic" style:font-style-asian="italic" style:font-style-complex="italic"/>
    </style:style>
    <style:style style:name="P25" style:parent-style-name="Textbody" style:list-style-name="LFO1" style:family="paragraph">
      <style:text-properties fo:font-style="italic" style:font-style-asian="italic" style:font-style-complex="italic"/>
    </style:style>
    <style:style style:name="P26" style:parent-style-name="Textbody" style:list-style-name="LFO1" style:family="paragraph">
      <style:text-properties fo:font-style="italic" style:font-style-asian="italic" style:font-style-complex="italic"/>
    </style:style>
    <style:style style:name="P27" style:parent-style-name="Textbody" style:list-style-name="LFO1" style:family="paragraph">
      <style:text-properties fo:font-style="italic" style:font-style-asian="italic" style:font-style-complex="italic"/>
    </style:style>
    <style:style style:name="P28" style:parent-style-name="Textbody" style:list-style-name="LFO1" style:family="paragraph">
      <style:text-properties fo:font-style="italic" style:font-style-asian="italic" style:font-style-complex="italic"/>
    </style:style>
    <style:style style:name="P29" style:parent-style-name="Textbody" style:list-style-name="LFO1" style:family="paragraph">
      <style:text-properties fo:font-style="italic" style:font-style-asian="italic" style:font-style-complex="italic"/>
    </style:style>
    <style:style style:name="P30" style:parent-style-name="Textbody" style:list-style-name="LFO1" style:family="paragraph">
      <style:text-properties fo:font-style="italic" style:font-style-asian="italic" style:font-style-complex="italic"/>
    </style:style>
    <style:style style:name="P31" style:parent-style-name="Textbody" style:list-style-name="LFO1" style:family="paragraph">
      <style:text-properties fo:font-style="italic" style:font-style-asian="italic" style:font-style-complex="italic"/>
    </style:style>
    <style:style style:name="P32" style:parent-style-name="Textbody" style:list-style-name="LFO1" style:family="paragraph">
      <style:text-properties fo:font-style="italic" style:font-style-asian="italic" style:font-style-complex="italic"/>
    </style:style>
    <style:style style:name="P33" style:parent-style-name="Textbody" style:list-style-name="LFO1" style:family="paragraph">
      <style:text-properties fo:font-style="italic" style:font-style-asian="italic" style:font-style-complex="italic"/>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text-properties fo:font-style="italic" style:font-style-asian="italic" style:font-style-complex="italic"/>
    </style:style>
    <style:style style:name="P36" style:parent-style-name="Textbody" style:list-style-name="LFO1" style:family="paragraph">
      <style:text-properties fo:font-style="italic" style:font-style-asian="italic" style:font-style-complex="italic"/>
    </style:style>
    <style:style style:name="P37" style:parent-style-name="Textbody" style:list-style-name="LFO1" style:family="paragraph"/>
    <style:style style:name="T38" style:parent-style-name="Absatz-Standardschriftart" style:family="text">
      <style:text-properties fo:font-style="italic" style:font-style-asian="italic" style:font-style-complex="italic"/>
    </style:style>
    <style:style style:name="T39" style:parent-style-name="Absatz-Standardschriftart" style:family="text">
      <style:text-properties fo:font-style="italic" style:font-style-asian="italic" style:font-style-complex="italic" fo:color="#000000"/>
    </style:style>
    <style:style style:name="P40" style:parent-style-name="Textbody" style:list-style-name="LFO1" style:family="paragraph">
      <style:text-properties fo:font-style="italic" style:font-style-asian="italic" style:font-style-complex="italic" fo:color="#000000"/>
    </style:style>
    <style:style style:name="P41" style:parent-style-name="Textbody" style:list-style-name="LFO1" style:family="paragraph">
      <style:text-properties fo:font-style="italic" style:font-style-asian="italic" style:font-style-complex="italic" fo:color="#000000"/>
    </style:style>
    <style:style style:name="P42" style:parent-style-name="Textbody" style:list-style-name="LFO1" style:family="paragraph">
      <style:text-properties fo:font-style="italic" style:font-style-asian="italic" style:font-style-complex="italic" fo:color="#000000"/>
    </style:style>
    <style:style style:name="P43" style:parent-style-name="Textbody" style:list-style-name="LFO1" style:family="paragraph">
      <style:text-properties fo:font-style="italic" style:font-style-asian="italic" style:font-style-complex="italic" fo:color="#000000"/>
    </style:style>
    <style:style style:name="P44" style:parent-style-name="Textbody" style:list-style-name="LFO1" style:family="paragraph">
      <style:text-properties fo:font-style="italic" style:font-style-asian="italic" style:font-style-complex="italic" fo:color="#000000"/>
    </style:style>
    <style:style style:name="P45" style:parent-style-name="Textbody" style:list-style-name="LFO1" style:family="paragraph">
      <style:text-properties fo:font-style="italic" style:font-style-asian="italic" style:font-style-complex="italic" fo:color="#000000"/>
    </style:style>
    <style:style style:name="P46" style:parent-style-name="Textbody" style:list-style-name="LFO1" style:family="paragraph">
      <style:text-properties fo:font-style="italic" style:font-style-asian="italic" style:font-style-complex="italic" fo:color="#000000"/>
    </style:style>
    <style:style style:name="P47" style:parent-style-name="Textbody" style:list-style-name="LFO1" style:family="paragraph">
      <style:text-properties fo:font-style="italic" style:font-style-asian="italic" style:font-style-complex="italic" fo:color="#000000"/>
    </style:style>
    <style:style style:name="P48" style:parent-style-name="Textbody" style:list-style-name="LFO1" style:family="paragraph">
      <style:text-properties fo:font-style="italic" style:font-style-asian="italic" style:font-style-complex="italic" fo:color="#000000"/>
    </style:style>
    <style:style style:name="P49" style:parent-style-name="Textbody" style:list-style-name="LFO1" style:family="paragraph">
      <style:text-properties fo:font-style="italic" style:font-style-asian="italic" style:font-style-complex="italic" fo:color="#000000"/>
    </style:style>
    <style:style style:name="P50" style:parent-style-name="Textbody" style:list-style-name="LFO1" style:family="paragraph">
      <style:text-properties fo:font-style="italic" style:font-style-asian="italic" style:font-style-complex="italic" fo:color="#000000"/>
    </style:style>
    <style:style style:name="P51" style:parent-style-name="Textbody" style:list-style-name="LFO1"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style:style>
    <style:style style:name="P53" style:parent-style-name="Textbody" style:family="paragraph">
      <style:text-properties fo:font-style="italic" style:font-style-asian="italic" style:font-style-complex="italic"/>
    </style:style>
    <style:style style:name="P54" style:parent-style-name="Textbody" style:family="paragraph">
      <style:text-properties fo:font-style="italic" style:font-style-asian="italic" style:font-style-complex="italic"/>
    </style:style>
    <style:style style:name="P55" style:parent-style-name="Textbody" style:family="paragraph">
      <style:text-properties fo:font-style="italic" style:font-style-asian="italic" style:font-style-complex="italic"/>
    </style:style>
    <style:style style:name="P56" style:parent-style-name="Textbody" style:family="paragraph">
      <style:text-properties fo:font-style="italic" style:font-style-asian="italic" style:font-style-complex="italic"/>
    </style:style>
    <style:style style:name="T57" style:parent-style-name="Absatz-Standardschriftart" style:family="text">
      <style:text-properties fo:font-size="18pt" style:font-size-asian="18pt" style:font-size-complex="18pt"/>
    </style:style>
    <style:style style:name="P58" style:parent-style-name="Textbody" style:family="paragraph">
      <style:text-properties fo:font-style="italic" style:font-style-asian="italic" style:font-style-complex="italic" fo:color="#3465A4"/>
    </style:style>
    <style:style style:name="P59" style:parent-style-name="Textbody" style:family="paragraph">
      <style:text-properties style:font-name="Calibri" style:font-name-complex="Calibri" style:font-style-complex="italic" fo:color="#3465A4"/>
    </style:style>
    <style:style style:name="P60" style:parent-style-name="Textbody" style:family="paragraph">
      <style:text-properties fo:font-style="italic" style:font-style-asian="italic" style:font-style-complex="italic" fo:color="#3465A4"/>
    </style:style>
    <style:style style:name="P61" style:parent-style-name="Textbody" style:family="paragraph">
      <style:text-properties fo:font-style="italic" style:font-style-asian="italic" style:font-style-complex="italic" fo:color="#3465A4"/>
    </style:style>
    <style:style style:name="P62" style:parent-style-name="Textbody" style:family="paragraph">
      <style:text-properties style:font-name="Calibri" style:font-name-complex="Calibri" style:font-style-complex="italic" fo:color="#3465A4"/>
    </style:style>
    <style:style style:name="P63" style:parent-style-name="Textbody" style:family="paragraph">
      <style:text-properties fo:font-style="italic" style:font-style-asian="italic" style:font-style-complex="italic" fo:color="#3465A4"/>
    </style:style>
    <style:style style:name="P64" style:parent-style-name="Textbody" style:family="paragraph">
      <style:text-properties fo:font-style="italic" style:font-style-asian="italic" style:font-style-complex="italic" fo:color="#3465A4"/>
    </style:style>
    <style:style style:name="P65" style:parent-style-name="Textbody" style:family="paragraph">
      <style:text-properties fo:font-style="italic" style:font-style-asian="italic" style:font-style-complex="italic" fo:color="#3465A4"/>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fo:color="#3465A4"/>
    </style:style>
    <style:style style:name="P68" style:parent-style-name="Textbody" style:family="paragraph">
      <style:text-properties fo:font-style="italic" style:font-style-asian="italic" style:font-style-complex="italic" fo:color="#3465A4"/>
    </style:style>
    <style:style style:name="P69" style:parent-style-name="Heading4" style:family="paragraph">
      <style:text-properties fo:color="#000000"/>
    </style:style>
    <style:style style:name="P70" style:parent-style-name="Heading4" style:family="paragraph">
      <style:text-properties fo:color="#000000"/>
    </style:style>
    <style:style style:name="P71" style:parent-style-name="Textbody" style:family="paragraph">
      <style:text-properties fo:font-style="italic" style:font-style-asian="italic" style:font-style-complex="italic" fo:color="#000000"/>
    </style:style>
    <style:style style:name="T72" style:parent-style-name="Absatz-Standardschriftart" style:family="text">
      <style:text-properties fo:font-style="italic" style:font-style-asian="italic" style:font-style-complex="italic" fo:color="#3465A4"/>
    </style:style>
    <style:style style:name="T7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74" style:parent-style-name="Absatz-Standardschriftart" style:family="text">
      <style:text-properties fo:font-style="italic" style:font-style-asian="italic" style:font-style-complex="italic" fo:color="#3465A4"/>
    </style:style>
    <style:style style:name="T7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76" style:parent-style-name="Absatz-Standardschriftart" style:family="text">
      <style:text-properties fo:font-style="italic" style:font-style-asian="italic" style:font-style-complex="italic" fo:color="#3465A4"/>
    </style:style>
    <style:style style:name="T77" style:parent-style-name="Absatz-Standardschriftart" style:family="text">
      <style:text-properties fo:font-style="italic" style:font-style-asian="italic" style:font-style-complex="italic" fo:color="#3465A4"/>
    </style:style>
    <style:style style:name="P78" style:parent-style-name="Textbody" style:family="paragraph">
      <style:text-properties fo:font-style="italic" style:font-style-asian="italic" style:font-style-complex="italic" fo:color="#3465A4"/>
    </style:style>
    <style:style style:name="T79" style:parent-style-name="Absatz-Standardschriftart" style:family="text">
      <style:text-properties fo:color="#C9211E"/>
    </style:style>
    <style:style style:name="T80" style:parent-style-name="Absatz-Standardschriftart" style:family="text">
      <style:text-properties fo:font-style="italic" style:font-style-asian="italic" style:font-style-complex="italic" fo:color="#3465A4"/>
    </style:style>
    <style:style style:name="T81" style:parent-style-name="Absatz-Standardschriftart" style:family="text">
      <style:text-properties fo:font-weight="bold" style:font-weight-asian="bold" style:font-weight-complex="bold" fo:font-style="italic" style:font-style-asian="italic" style:font-style-complex="italic" fo:color="#3465A4"/>
    </style:style>
    <style:style style:name="T82" style:parent-style-name="Absatz-Standardschriftart" style:family="text">
      <style:text-properties fo:font-style="italic" style:font-style-asian="italic" style:font-style-complex="italic" fo:color="#3465A4"/>
    </style:style>
    <style:style style:name="P83" style:parent-style-name="Textbody" style:family="paragraph">
      <style:text-properties fo:font-style="italic" style:font-style-asian="italic" style:font-style-complex="italic" fo:color="#000000"/>
    </style:style>
    <style:style style:name="P84" style:parent-style-name="Textbody" style:family="paragraph">
      <style:text-properties fo:font-style="italic" style:font-style-asian="italic" style:font-style-complex="italic" fo:color="#3465A4"/>
    </style:style>
    <style:style style:name="P85" style:parent-style-name="Textbody" style:family="paragraph">
      <style:text-properties fo:font-style="italic" style:font-style-asian="italic" style:font-style-complex="italic" fo:color="#3465A4"/>
    </style:style>
    <style:style style:name="T86" style:parent-style-name="Absatz-Standardschriftart" style:family="text">
      <style:text-properties fo:font-size="18pt" style:font-size-asian="18pt" style:font-size-complex="18pt"/>
    </style:style>
    <style:style style:name="P87" style:parent-style-name="Textbody" style:family="paragraph">
      <style:text-properties fo:font-style="italic" style:font-style-asian="italic" style:font-style-complex="italic" fo:color="#3465A4"/>
    </style:style>
    <style:style style:name="TableColumn89" style:family="table-column">
      <style:table-column-properties style:column-width="2.2527in" style:use-optimal-column-width="false"/>
    </style:style>
    <style:style style:name="TableColumn90" style:family="table-column">
      <style:table-column-properties style:column-width="4.6722in" style:use-optimal-column-width="false"/>
    </style:style>
    <style:style style:name="Table88" style:family="table">
      <style:table-properties style:width="6.925in" fo:margin-left="0.0312in" table:align="left"/>
    </style:style>
    <style:style style:name="TableRow91" style:family="table-row">
      <style:table-row-properties style:use-optimal-row-height="false"/>
    </style:style>
    <style:style style:name="TableCell9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93" style:family="table-cell">
      <style:table-cell-properties fo:border="0.0034in solid #000000"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fo:padding-top="0.0381in" fo:padding-left="0.0381in" fo:padding-bottom="0.0381in" fo:padding-right="0.0381in"/>
    </style:style>
    <style:style style:name="P96" style:parent-style-name="TableContents" style:family="paragraph">
      <style:text-properties fo:font-style="italic" style:font-style-asian="italic" style:font-style-complex="italic" fo:color="#3465A4"/>
    </style:style>
    <style:style style:name="TableCell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 style:parent-style-name="Textbody" style:family="paragraph">
      <style:text-properties fo:font-style="italic" style:font-style-asian="italic" style:font-style-complex="italic"/>
    </style:style>
    <style:style style:name="P126" style:parent-style-name="Textbody" style:family="paragraph">
      <style:text-properties fo:font-style="italic" style:font-style-asian="italic" style:font-style-complex="italic" fo:color="#3465A4"/>
    </style:style>
    <style:style style:name="P127" style:parent-style-name="Textbody" style:family="paragraph">
      <style:text-properties fo:font-style="italic" style:font-style-asian="italic" style:font-style-complex="italic" fo:color="#3465A4"/>
    </style:style>
    <style:style style:name="P128" style:parent-style-name="Textbody" style:family="paragraph">
      <style:text-properties fo:font-style="italic" style:font-style-asian="italic" style:font-style-complex="italic" fo:color="#3465A4"/>
    </style:style>
    <style:style style:name="T129" style:parent-style-name="Absatz-Standardschriftart" style:family="text">
      <style:text-properties fo:font-style="italic" style:font-style-asian="italic" style:font-style-complex="italic" fo:color="#3465A4"/>
    </style:style>
    <style:style style:name="T13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31" style:parent-style-name="Absatz-Standardschriftart" style:family="text">
      <style:text-properties fo:font-style="italic" style:font-style-asian="italic" style:font-style-complex="italic" fo:color="#3465A4"/>
    </style:style>
    <style:style style:name="P132" style:parent-style-name="Textbody" style:family="paragraph">
      <style:text-properties fo:font-style="italic" style:font-style-asian="italic" style:font-style-complex="italic"/>
    </style:style>
    <style:style style:name="P133" style:parent-style-name="Textbody" style:family="paragraph">
      <style:text-properties fo:font-style="italic" style:font-style-asian="italic" style:font-style-complex="italic" fo:color="#3465A4"/>
    </style:style>
    <style:style style:name="TableColumn135" style:family="table-column">
      <style:table-column-properties style:column-width="1.6895in" style:use-optimal-column-width="false"/>
    </style:style>
    <style:style style:name="TableColumn136" style:family="table-column">
      <style:table-column-properties style:column-width="1.684in" style:use-optimal-column-width="false"/>
    </style:style>
    <style:style style:name="TableColumn137" style:family="table-column">
      <style:table-column-properties style:column-width="3.5513in" style:use-optimal-column-width="false"/>
    </style:style>
    <style:style style:name="Table134" style:family="table">
      <style:table-properties style:width="6.925in" fo:margin-left="0in" table:align="left"/>
    </style:style>
    <style:style style:name="TableRow138" style:family="table-row">
      <style:table-row-properties style:use-optimal-row-height="false"/>
    </style:style>
    <style:style style:name="TableCell139" style:family="table-cell">
      <style:table-cell-properties fo:border="none" fo:padding-top="0in" fo:padding-left="0.0069in" fo:padding-bottom="0in" fo:padding-right="0.0069in"/>
    </style:style>
    <style:style style:name="P140" style:parent-style-name="TableContents" style:family="paragraph">
      <style:text-properties fo:font-weight="bold" style:font-weight-asian="bold" style:font-weight-complex="bold"/>
    </style:style>
    <style:style style:name="TableCell141" style:family="table-cell">
      <style:table-cell-properties fo:border="none" fo:padding-top="0in" fo:padding-left="0.0069in" fo:padding-bottom="0in" fo:padding-right="0.0069in"/>
    </style:style>
    <style:style style:name="P142" style:parent-style-name="TableContents" style:family="paragraph">
      <style:text-properties fo:font-weight="bold" style:font-weight-asian="bold" style:font-weight-complex="bold"/>
    </style:style>
    <style:style style:name="TableCell143" style:family="table-cell">
      <style:table-cell-properties fo:border="none" fo:padding-top="0in" fo:padding-left="0.0069in" fo:padding-bottom="0in" fo:padding-right="0.0069in"/>
    </style:style>
    <style:style style:name="P144" style:parent-style-name="TableContents" style:family="paragraph">
      <style:text-properties fo:font-weight="bold" style:font-weight-asian="bold" style:font-weight-complex="bold"/>
    </style:style>
    <style:style style:name="TableRow145" style:family="table-row">
      <style:table-row-properties style:use-optimal-row-height="false"/>
    </style:style>
    <style:style style:name="TableCell146" style:family="table-cell">
      <style:table-cell-properties fo:border="none" fo:padding-top="0in" fo:padding-left="0.0069in" fo:padding-bottom="0in" fo:padding-right="0.0069in"/>
    </style:style>
    <style:style style:name="TableCell147" style:family="table-cell">
      <style:table-cell-properties fo:border="none" fo:padding-top="0in" fo:padding-left="0.0069in" fo:padding-bottom="0in" fo:padding-right="0.0069in"/>
    </style:style>
    <style:style style:name="TableCell148" style:family="table-cell">
      <style:table-cell-properties fo:border="none" fo:padding-top="0in" fo:padding-left="0.0069in" fo:padding-bottom="0in" fo:padding-right="0.0069in"/>
    </style:style>
    <style:style style:name="TableRow149" style:family="table-row">
      <style:table-row-properties style:use-optimal-row-height="false"/>
    </style:style>
    <style:style style:name="TableCell150" style:family="table-cell">
      <style:table-cell-properties fo:border="none" fo:padding-top="0in" fo:padding-left="0.0069in" fo:padding-bottom="0in" fo:padding-right="0.0069in"/>
    </style:style>
    <style:style style:name="TableCell151" style:family="table-cell">
      <style:table-cell-properties fo:border="none" fo:padding-top="0in" fo:padding-left="0.0069in" fo:padding-bottom="0in" fo:padding-right="0.0069in"/>
    </style:style>
    <style:style style:name="TableCell152" style:family="table-cell">
      <style:table-cell-properties fo:border="none" fo:padding-top="0in" fo:padding-left="0.0069in" fo:padding-bottom="0in" fo:padding-right="0.0069in"/>
    </style:style>
    <style:style style:name="TableRow153" style:family="table-row">
      <style:table-row-properties style:use-optimal-row-height="false"/>
    </style:style>
    <style:style style:name="TableCell154" style:family="table-cell">
      <style:table-cell-properties fo:border="none" fo:padding-top="0in" fo:padding-left="0.0069in" fo:padding-bottom="0in" fo:padding-right="0.0069in"/>
    </style:style>
    <style:style style:name="TableCell155" style:family="table-cell">
      <style:table-cell-properties fo:border="none" fo:padding-top="0in" fo:padding-left="0.0069in" fo:padding-bottom="0in" fo:padding-right="0.0069in"/>
    </style:style>
    <style:style style:name="TableCell156" style:family="table-cell">
      <style:table-cell-properties fo:border="none" fo:padding-top="0in" fo:padding-left="0.0069in" fo:padding-bottom="0in" fo:padding-right="0.0069in"/>
    </style:style>
    <style:style style:name="TableRow157" style:family="table-row">
      <style:table-row-properties style:use-optimal-row-height="false"/>
    </style:style>
    <style:style style:name="TableCell158" style:family="table-cell">
      <style:table-cell-properties fo:border="none" fo:padding-top="0in" fo:padding-left="0.0069in" fo:padding-bottom="0in" fo:padding-right="0.0069in"/>
    </style:style>
    <style:style style:name="TableCell159" style:family="table-cell">
      <style:table-cell-properties fo:border="none" fo:padding-top="0in" fo:padding-left="0.0069in" fo:padding-bottom="0in" fo:padding-right="0.0069in"/>
    </style:style>
    <style:style style:name="TableCell160" style:family="table-cell">
      <style:table-cell-properties fo:border="none" fo:padding-top="0in" fo:padding-left="0.0069in" fo:padding-bottom="0in" fo:padding-right="0.0069in"/>
    </style:style>
    <style:style style:name="P161" style:parent-style-name="Textbody" style:family="paragraph">
      <style:text-properties fo:font-style="italic" style:font-style-asian="italic" style:font-style-complex="italic"/>
    </style:style>
    <style:style style:name="P162" style:parent-style-name="Textbody" style:family="paragraph">
      <style:text-properties fo:font-style="italic" style:font-style-asian="italic" style:font-style-complex="italic" fo:color="#3465A4"/>
    </style:style>
    <style:style style:name="P163" style:parent-style-name="Textbody" style:family="paragraph">
      <style:text-properties fo:font-style="italic" style:font-style-asian="italic" style:font-style-complex="italic" fo:color="#3465A4"/>
    </style:style>
    <style:style style:name="P164" style:parent-style-name="Textbody" style:family="paragraph">
      <style:text-properties fo:font-style="italic" style:font-style-asian="italic" style:font-style-complex="italic" fo:color="#3465A4"/>
    </style:style>
    <style:style style:name="P165" style:parent-style-name="Textbody" style:family="paragraph">
      <style:text-properties fo:font-style="italic" style:font-style-asian="italic" style:font-style-complex="italic" fo:color="#3465A4"/>
    </style:style>
    <style:style style:name="P166" style:parent-style-name="Textbody" style:family="paragraph">
      <style:text-properties fo:font-style="italic" style:font-style-asian="italic" style:font-style-complex="italic"/>
    </style:style>
    <style:style style:name="T167" style:parent-style-name="Absatz-Standardschriftart" style:family="text">
      <style:text-properties fo:font-style="italic" style:font-style-asian="italic" style:font-style-complex="italic" fo:color="#3465A4"/>
    </style:style>
    <style:style style:name="T168" style:parent-style-name="Absatz-Standardschriftart" style:family="text">
      <style:text-properties fo:font-style="italic" style:font-style-asian="italic" style:font-style-complex="italic" fo:color="#3465A4"/>
    </style:style>
    <style:style style:name="T169" style:parent-style-name="Absatz-Standardschriftart" style:family="text">
      <style:text-properties fo:color="#3465A4"/>
    </style:style>
    <style:style style:name="T170" style:parent-style-name="Absatz-Standardschriftart" style:family="text">
      <style:text-properties fo:font-style="italic" style:font-style-asian="italic" style:font-style-complex="italic" fo:color="#3465A4"/>
    </style:style>
    <style:style style:name="P171" style:parent-style-name="Textbody" style:family="paragraph">
      <style:text-properties fo:font-style="italic" style:font-style-asian="italic" style:font-style-complex="italic"/>
    </style:style>
    <style:style style:name="P172" style:parent-style-name="Textbody" style:family="paragraph">
      <style:text-properties fo:font-style="italic" style:font-style-asian="italic" style:font-style-complex="italic" fo:color="#3465A4"/>
    </style:style>
    <style:style style:name="T173" style:parent-style-name="Absatz-Standardschriftart" style:family="text">
      <style:text-properties fo:font-style="italic" style:font-style-asian="italic" style:font-style-complex="italic" fo:color="#3465A4"/>
    </style:style>
    <style:style style:name="T17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75" style:parent-style-name="Absatz-Standardschriftart" style:family="text">
      <style:text-properties fo:font-style="italic" style:font-style-asian="italic" style:font-style-complex="italic" fo:color="#3465A4"/>
    </style:style>
  </office:automatic-styles>
  <office:body>
    <office:text text:use-soft-page-breaks="true">
      <text:p text:style-name="P1"/>
      <text:p text:style-name="P2"/>
      <text:p text:style-name="P3"/>
      <text:p text:style-name="P4"/>
      <text:p text:style-name="P5"/>
      <text:p text:style-name="P6"/>
      <text:p text:style-name="P7"/>
      <text:p text:style-name="P8"/>
      <text:p text:style-name="P9">Warhammer Age of Sigmar Army maker</text:p>
      <text:p text:style-name="Standard"/>
      <text:p text:style-name="Standard">Name: Barth, Maike<text:line-break/>Martrikelnummer:<text:s/>7038835</text:p>
      <text:p text:style-name="Standard"/>
      <text:p text:style-name="Standard"/>
      <text:p text:style-name="Standard">Abgabedatum: 31.5.2023</text:p>
      <text:p text:style-name="P10"/>
      <text:p text:style-name="P11"/>
      <text:soft-page-break/>
      <text:p text:style-name="P12">Allgemeine Anmerkungen:</text:p>
      <text:list text:style-name="LFO1" text:continue-numbering="true">
        <text:list-item>
          <text:p text:style-name="P13">Gesamt-Punktzahl: 60P (zum Bestehen mit 4,0 werden 30P<text:s/>benötigt)</text:p>
        </text:list-item>
        <text:list-item>
          <text:p text:style-name="P14">die Aufgabenbeschreibung (der blaue Text) und die mögliche Punktanzahl muss im Dokument erhalten bleiben</text:p>
        </text:list-item>
        <text:list-item>
          <text:p text:style-name="P15">es darf nicht auf andere Kapitel als alleiniger Leistungsnachweis verwiesen werden (z.B. in der Form “XY wurde schon in Kapitel 2 behandelt,<text:s/>daher hier keine Ausführung”)</text:p>
        </text:list-item>
        <text:list-item>
          <text:p text:style-name="P16">alles muss in UTF-8 codiert sein (Text und Code)</text:p>
        </text:list-item>
        <text:list-item>
          <text:p text:style-name="P17">das Dokument muss als PDF abgegeben werden</text:p>
        </text:list-item>
        <text:list-item>
          <text:p text:style-name="P18">es gibt keine mündlichen Nebenabreden / Ausnahmen – alles muss so bearbeitet werden, wie es schriftlich gefordert ist</text:p>
        </text:list-item>
        <text:list-item>
          <text:p text:style-name="P19">alles muss ins<text:s/>Repository (Code, Ausarbeitung und alles was damit zusammenhängt)</text:p>
        </text:list-item>
        <text:list-item>
          <text:p text:style-name="P20">die Beispiele sollten wenn möglich vom aktuellen Stand genommen werden</text:p>
          <text:list text:continue-numbering="true">
            <text:list-item>
              <text:p text:style-name="P21">finden sich dort keine entsprechenden Beispiele, dürfen auch ältere Commits unter Verweis auf den Commit verwendet werden</text:p>
            </text:list-item>
            <text:list-item>
              <text:p text:style-name="P22">Ausnahme: beim Kapitel “Refactoring” darf von vorne herein aus allen Ständen frei gewählt werden (mit Verweis auf den entsprechenden Commit)</text:p>
            </text:list-item>
          </text:list>
        </text:list-item>
        <text:list-item>
          <text:p text:style-name="P23">falls verlangte Negativ-Beispiele nicht vorhanden sind, müssen entsprechend mehr Positiv-Beispiele gebracht werden</text:p>
          <text:list text:continue-numbering="true">
            <text:list-item>
              <text:p text:style-name="P24">Achtung: werden im Code entsprechende Negativ-Beispiele gefunden, gibt es keine Punkte für die zusätzlichen Positiv-Beispiele sondern 0,5P Abzug für das fehlende Negativ-Beispiel</text:p>
            </text:list-item>
            <text:list-item>
              <text:p text:style-name="P25">Beispiel</text:p>
              <text:list text:continue-numbering="true">
                <text:list-item>
                  <text:p text:style-name="P26">“Nennen Sie jeweils eine Klasse, die das SRP einhält bzw. verletzt.” (2P)</text:p>
                  <text:list text:continue-numbering="true">
                    <text:list-item>
                      <text:p text:style-name="P27">Antwort: Es gibt keine Klasse, die SRP verletzt, daher hier 2 Klassen, die SRP einhalten: [Klasse 1], [Klasse 2]</text:p>
                    </text:list-item>
                    <text:list-item>
                      <text:p text:style-name="P28">Bewertung: falls im Code tatsächlich keine Klasse das SRP verletzt: 2P <text:s/>ODER falls im Code mind. eine Klasse SRP verletzt: 0,5P</text:p>
                    </text:list-item>
                  </text:list>
                </text:list-item>
              </text:list>
            </text:list-item>
          </text:list>
        </text:list-item>
        <text:list-item>
          <text:p text:style-name="P29">verlangte Positiv-Beispiele müssen gebracht werden – im Zweifel müssen sie extra für die Lösung der Aufgabe implementiert werden</text:p>
        </text:list-item>
        <text:list-item>
          <text:p text:style-name="P30">Code-Beispiel = Code in das Dokument kopieren (inkl. Syntax-Highlighting)</text:p>
        </text:list-item>
        <text:list-item>
          <text:p text:style-name="P31">falls Bezug auf den Code genommen wird: entsprechende Code-Teile in das Dokument kopieren (inkl Syntax-Highlighting)</text:p>
        </text:list-item>
        <text:list-item>
          <text:p text:style-name="P32">bei UML-Diagrammen immer die öffentlichen Methoden und Felder angegeben – private Methoden/Felder nur angeben, wenn sie zur Klärung beitragen</text:p>
        </text:list-item>
        <text:list-item>
          <text:p text:style-name="P33">bei UML-Diagrammen immer unaufgefordert die zusammenspielenden Klassen ergänzen, falls diese Teil der Aufgabe sind</text:p>
        </text:list-item>
        <text:list-item>
          <text:p text:style-name="P34">Klassennamen/Variablennamen/etc im Dokument so benennen, wie sie im Code benannt sind (z.B. im Dokument nicht anfangen, englische Klassennamen zu übersetzen)</text:p>
        </text:list-item>
        <text:list-item>
          <text:p text:style-name="P35">die Aufgaben sind von vorne herein bekannt und müssen wie gefordert gelöst werden – z.B. ist es keine Lösung zu schreiben, dass es das nicht im Code gibt</text:p>
          <text:list text:continue-numbering="true">
            <text:list-item>
              <text:p text:style-name="P36">Beispiel 1</text:p>
              <text:list text:continue-numbering="true">
                <text:list-item>
                  <text:p text:style-name="P37"><text:span text:style-name="T38">Aufgabe:<text:s/></text:span><text:span text:style-name="T39"><text:s/>Analyse und Begründung des Einsatzes von 2 Fake/Mock-Objekten</text:span></text:p>
                </text:list-item>
                <text:list-item>
                  <text:p text:style-name="P40">Antwort: Es wurden keine Fake/Mock-Objekte gebraucht.</text:p>
                </text:list-item>
                <text:list-item>
                  <text:p text:style-name="P41">Punkte: 0P</text:p>
                </text:list-item>
              </text:list>
            </text:list-item>
            <text:list-item>
              <text:p text:style-name="P42">Beispiel 2</text:p>
              <text:list text:continue-numbering="true">
                <text:list-item>
                  <text:p text:style-name="P43">Aufgabe: <text:s/>UML, Beschreibung und Begründung des Einsatzes eines Repositories</text:p>
                </text:list-item>
                <text:list-item>
                  <text:p text:style-name="P44">Antwort: Die Applikation enthält kein Repository</text:p>
                </text:list-item>
                <text:list-item>
                  <text:p text:style-name="P45">Punkte</text:p>
                  <text:list text:continue-numbering="true">
                    <text:list-item>
                      <text:p text:style-name="P46">falls (was quasi nie vorkommt) die Fachlichkeit tatsächlich kein Repository hergibt: volle Punktzahl</text:p>
                    </text:list-item>
                    <text:list-item>
                      <text:p text:style-name="P47">falls die Fachlichkeit in irgendeiner Form ein Repository hergibt (auch wenn es nicht implementiert wurde): 0P</text:p>
                    </text:list-item>
                  </text:list>
                </text:list-item>
              </text:list>
            </text:list-item>
            <text:list-item>
              <text:p text:style-name="P48">Beispiel 3</text:p>
              <text:list text:continue-numbering="true">
                <text:list-item>
                  <text:p text:style-name="P49">Aufgabe: <text:s/>UML von 2 implementierte<text:s/>unterschiedliche Entwurfsmuster aus der Vorlesung</text:p>
                </text:list-item>
                <text:list-item>
                  <text:p text:style-name="P50">Antwort: <text:s/>es wurden keine Entwurfsmuster gebraucht/implementiert</text:p>
                </text:list-item>
                <text:list-item>
                  <text:p text:style-name="P51">Punkt: 0P</text:p>
                </text:list-item>
              </text:list>
            </text:list-item>
          </text:list>
        </text:list-item>
      </text:list>
      <text:p text:style-name="P52"/>
      <text:p text:style-name="P53"/>
      <text:p text:style-name="P54"/>
      <text:p text:style-name="P55"/>
      <text:p text:style-name="P56"/>
      <text:p text:style-name="Heading1">Kapitel 1:<text:s/><text:span text:style-name="T57">Einführung</text:span><text:s text:c="2"/>(4P)</text:p>
      <text:p text:style-name="Heading3">Übersicht über die Applikation (1P)</text:p>
      <text:p text:style-name="P58">[Was macht die Applikation? Wie funktioniert sie? Welches Problem löst sie/welchen Zweck hat sie?]</text:p>
      <text:soft-page-break/>
      <text:p text:style-name="P59">Diese Applikation kann genutzt werden um eine Übersicht zu bekommen, welche Fähigkeiten in welchem Teil einer Runde verwenden kann.<text:line-break/>Damit soll, dass Problem der Unübersichtlichkeit gelöst werden, da die Regeln sehr Schwer und undruchsichtig sind.</text:p>
      <text:p text:style-name="Heading3">Starten der Applikation (1P)</text:p>
      <text:p text:style-name="P60">[Wie startet man die Applikation? Was für Voraussetzungen werden benötigt? Schritt-für-Schritt-Anleitung]</text:p>
      <text:p text:style-name="Heading3">Technischer Überblick (2P)</text:p>
      <text:p text:style-name="P61">[Nennung und Erläuterung der Technologien (z.B. Java, MySQL, …), jeweils Begründung für den Einsatz der Technologien]</text:p>
      <text:p text:style-name="P62">C#;<text:s/></text:p>
      <text:p text:style-name="Heading1">Kapitel 2: Clean<text:s/>Architecture (8P)</text:p>
      <text:p text:style-name="Heading3">Was ist Clean Architecture? (1P)</text:p>
      <text:p text:style-name="P63">[allgemeine Beschreibung der Clean Architecture in eigenen Worten]</text:p>
      <text:p text:style-name="Heading3">Analyse der Dependency Rule (3P)</text:p>
      <text:p text:style-name="P6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Heading4">Positiv-Beispiel: Dependency Rule</text:p>
      <text:p text:style-name="Heading4">Negativ-Beispiel: Dependency Rule</text:p>
      <text:p text:style-name="Heading3">Analyse der Schichten<text:s/>(4P)</text:p>
      <text:p text:style-name="P65">[jeweils 1 Klasse zu 2 unterschiedlichen Schichten der Clean-Architecture: jeweils UML (mind. betreffende Klasse und ggf. auch zusammenspielenden Klassen), Beschreibung der Aufgabe, Einordnung mit Begründung in die Clean-Architecture]</text:p>
      <text:p text:style-name="Heading4">Schicht: [Name]</text:p>
      <text:p text:style-name="Heading4">Schicht: [Name]</text:p>
      <text:p text:style-name="P66"/>
      <text:p text:style-name="Textbody"/>
      <text:p text:style-name="Heading1">Kapitel 3: SOLID<text:s/>(8P)</text:p>
      <text:p text:style-name="Heading3">Analyse<text:s/>SRP<text:s/>(3P)</text:p>
      <text:p text:style-name="P67">[jeweils eine Klasse als<text:s/>positives und negatives Beispiel für SRP; <text:s/>jeweils UML und Beschreibung der Aufgabe bzw. der Aufgaben und möglicher Lösungsweg des Negativ-Beispiels (inkl. UML)]</text:p>
      <text:soft-page-break/>
      <text:p text:style-name="Heading4">Positiv-Beispiel</text:p>
      <text:p text:style-name="Heading4">Negativ-Beispiel</text:p>
      <text:p text:style-name="Textbody"/>
      <text:p text:style-name="Heading3">Analyse OCP (3P)</text:p>
      <text:p text:style-name="P68">[jeweils eine Klasse als positives und negatives Beispiel für OCP; <text:s/>jeweils UML und Analyse mit Begründung, warum das OCP erfüllt/nicht erfüllt wurde – falls erfüllt: warum hier sinnvoll/welches Problem gab es? Falls nicht erfüllt: wie könnte man es lösen (inkl. UML)?]</text:p>
      <text:p text:style-name="P69">Positiv-Beispiel</text:p>
      <text:p text:style-name="P70">Negativ-Beispiel</text:p>
      <text:p text:style-name="P71"/>
      <text:p text:style-name="Heading3">Analyse [LSP/ISP/DIP] (2P)</text:p>
      <text:p text:style-name="Textbody"><text:span text:style-name="T72">[jeweils eine Klasse als positives und negatives Beispiel für entweder LSP<text:s/></text:span><text:span text:style-name="T73">oder</text:span><text:span text:style-name="T74"><text:s/>ISP<text:s/></text:span><text:span text:style-name="T75">oder</text:span><text:span text:style-name="T76"><text:s/>DIP; <text:s/>jeweils UML und Begründung, warum hier das Prinzip erfüllt/nicht erfüllt wird; beim Negativ-Beispiel UML einer möglichen Lösun</text:span><text:span text:style-name="T77">g hinzufügen]</text:span></text:p>
      <text:p text:style-name="P78">[Anm.: es darf nur ein Prinzip ausgewählt werden; es darf NICHT z.B. ein positives Beispiel für LSP und ein negatives Beispiel für ISP genommen werden]</text:p>
      <text:p text:style-name="Heading4">Positiv-Beispiel</text:p>
      <text:p text:style-name="Heading4">Negativ-Beispiel</text:p>
      <text:p text:style-name="Textbody"/>
      <text:p text:style-name="Heading1">Kapitel 4: Weitere Prinzipien (8P)</text:p>
      <text:p text:style-name="Heading3">Analyse GRASP: Geringe Kopplung (3P)<text:span text:style-name="T79"><text:s text:c="2"/></text:span><text:s text:c="2"/></text:p>
      <text:p text:style-name="Textbody"><text:span text:style-name="T80">[eine<text:s/></text:span><text:span text:style-name="T81">bis jetzt noch nicht behandelte</text:span><text:span text:style-name="T82"><text:s/>Klasse als positives Beispiel geringer Kopplung; UML mit zusammenspielenden Klassen, Aufgabenbeschreibung der Klasse und Begründung, warum hier eine geringe Kopplung vorliegt]</text:span></text:p>
      <text:p text:style-name="P83"/>
      <text:p text:style-name="Heading3">Analyse GRASP:<text:s/>[Polymorphismus/Pure Fabrication]<text:s/>(3P) <text:s/></text:p>
      <text:p text:style-name="P84">[eine Klasse als positives Beispiel entweder von Polymorphismus oder von Pure Fabrication; UML Diagramm und Begründung, warum es hier zum Einsatz kommt]</text:p>
      <text:p text:style-name="Heading3">DRY<text:s/>(2P)</text:p>
      <text:p text:style-name="P85">[ein Commit angeben, bei dem duplizierter Code/duplizierte<text:s/>Logik aufgelöst wurde; Code-Beispiele (vorher/nachher) einfügen; begründen und Auswirkung beschreiben – ggf. UML zum Verständnis ergänzen]</text:p>
      <text:p text:style-name="Heading1"/>
      <text:p text:style-name="Heading1">Kapitel 5:<text:s/><text:span text:style-name="T86">Unit Tests</text:span><text:s/>(8P)</text:p>
      <text:p text:style-name="Heading3">10 Unit Tests (2P)</text:p>
      <text:p text:style-name="P87">[Nennung von 10 Unit-Tests und Beschreibung, was getestet wird]</text:p>
      <table:table table:style-name="Table88">
        <table:table-columns>
          <table:table-column table:style-name="TableColumn89"/>
          <table:table-column table:style-name="TableColumn90"/>
        </table:table-columns>
        <table:table-row table:style-name="TableRow91">
          <table:table-cell table:style-name="TableCell92">
            <text:p text:style-name="TableContents">Unit Test</text:p>
          </table:table-cell>
          <table:table-cell table:style-name="TableCell93">
            <text:p text:style-name="TableContents">Beschreibung</text:p>
          </table:table-cell>
        </table:table-row>
        <table:table-row table:style-name="TableRow94">
          <table:table-cell table:style-name="TableCell95">
            <text:p text:style-name="P96">Klasse#Methode</text:p>
          </table:table-cell>
          <table:table-cell table:style-name="TableCell97">
            <text:p text:style-name="TableContents"/>
          </table:table-cell>
        </table:table-row>
        <table:table-row table:style-name="TableRow98">
          <table:table-cell table:style-name="TableCell99">
            <text:p text:style-name="TableContents"/>
          </table:table-cell>
          <table:table-cell table:style-name="TableCell100">
            <text:p text:style-name="TableContents"/>
          </table:table-cell>
        </table:table-row>
        <table:table-row table:style-name="TableRow101">
          <table:table-cell table:style-name="TableCell102">
            <text:p text:style-name="TableContents"/>
          </table:table-cell>
          <table:table-cell table:style-name="TableCell103">
            <text:p text:style-name="TableContents"/>
          </table:table-cell>
        </table:table-row>
        <table:table-row table:style-name="TableRow104">
          <table:table-cell table:style-name="TableCell105">
            <text:p text:style-name="TableContents"/>
          </table:table-cell>
          <table:table-cell table:style-name="TableCell106">
            <text:p text:style-name="TableContents"/>
          </table:table-cell>
        </table:table-row>
        <table:table-row table:style-name="TableRow107">
          <table:table-cell table:style-name="TableCell108">
            <text:p text:style-name="TableContents"/>
          </table:table-cell>
          <table:table-cell table:style-name="TableCell109">
            <text:p text:style-name="TableContents"/>
          </table:table-cell>
        </table:table-row>
        <table:table-row table:style-name="TableRow110">
          <table:table-cell table:style-name="TableCell111">
            <text:p text:style-name="TableContents"/>
          </table:table-cell>
          <table:table-cell table:style-name="TableCell112">
            <text:p text:style-name="TableContents"/>
          </table:table-cell>
        </table:table-row>
        <table:table-row table:style-name="TableRow113">
          <table:table-cell table:style-name="TableCell114">
            <text:p text:style-name="TableContents"/>
          </table:table-cell>
          <table:table-cell table:style-name="TableCell115">
            <text:p text:style-name="TableContents"/>
          </table:table-cell>
        </table:table-row>
        <table:table-row table:style-name="TableRow116">
          <table:table-cell table:style-name="TableCell117">
            <text:p text:style-name="TableContents"/>
          </table:table-cell>
          <table:table-cell table:style-name="TableCell118">
            <text:p text:style-name="TableContents"/>
          </table:table-cell>
        </table:table-row>
        <table:table-row table:style-name="TableRow119">
          <table:table-cell table:style-name="TableCell120">
            <text:p text:style-name="TableContents"/>
          </table:table-cell>
          <table:table-cell table:style-name="TableCell121">
            <text:p text:style-name="TableContents"/>
          </table:table-cell>
        </table:table-row>
        <table:table-row table:style-name="TableRow122">
          <table:table-cell table:style-name="TableCell123">
            <text:p text:style-name="TableContents"/>
          </table:table-cell>
          <table:table-cell table:style-name="TableCell124">
            <text:p text:style-name="TableContents"/>
          </table:table-cell>
        </table:table-row>
      </table:table>
      <text:p text:style-name="P125"/>
      <text:p text:style-name="Heading3">ATRIP: Automatic<text:s/>(1P)</text:p>
      <text:p text:style-name="P126">[Begründung/Erläuterung, wie ‘Automatic’ realisiert wurde]</text:p>
      <text:p text:style-name="Heading3">ATRIP: Thorough (1P)</text:p>
      <text:p text:style-name="P127">[Code Coverage im Projekt analysieren und begründen]</text:p>
      <text:p text:style-name="Heading3">ATRIP: Professional (1P)</text:p>
      <text:p text:style-name="P128">[1 positves Beispiel zu ‘Professional’; Code-Beispiel, Analyse und Begründung, was professionell ist]</text:p>
      <text:p text:style-name="Heading3">Fakes und Mocks (3P)</text:p>
      <text:p text:style-name="Textbody"><text:span text:style-name="T129">[Analyse und Begründung des Einsatzes von 2 Fake/Mock-Objekten (die Fake/Mocks sind<text:s/></text:span><text:span text:style-name="T130">ohne</text:span><text:span text:style-name="T131"><text:s/>Dritthersteller-Bibliothek/Framework zu implementieren); zusätzlich jeweils UML Diagramm mit Beziehungen zwischen Mock, zu mockender Klasse und Aufrufer des Mocks]</text:span></text:p>
      <text:p text:style-name="P132"/>
      <text:p text:style-name="Heading1">Kapitel 6: Domain Driven Design (8P)</text:p>
      <text:p text:style-name="Heading3">Ubiquitous Language (2P)</text:p>
      <text:p text:style-name="P133">[4 Beispiele für die Ubiquitous Language; jeweils Bezeichung, Bedeutung und kurze Begründung, warum es zur Ubiquitous Language gehört]</text:p>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Bezeichung</text:p>
          </table:table-cell>
          <table:table-cell table:style-name="TableCell141">
            <text:p text:style-name="P142">Bedeutung</text:p>
          </table:table-cell>
          <table:table-cell table:style-name="TableCell143">
            <text:p text:style-name="P144">Begründung</text:p>
          </table:table-cell>
        </table:table-row>
        <table:table-row table:style-name="TableRow145">
          <table:table-cell table:style-name="TableCell146">
            <text:p text:style-name="TableContents"/>
          </table:table-cell>
          <table:table-cell table:style-name="TableCell147">
            <text:p text:style-name="TableContents"/>
          </table:table-cell>
          <table:table-cell table:style-name="TableCell148">
            <text:p text:style-name="TableContents"/>
          </table:table-cell>
        </table:table-row>
        <table:table-row table:style-name="TableRow149">
          <table:table-cell table:style-name="TableCell150">
            <text:p text:style-name="TableContents"/>
          </table:table-cell>
          <table:table-cell table:style-name="TableCell151">
            <text:p text:style-name="TableContents"/>
          </table:table-cell>
          <table:table-cell table:style-name="TableCell152">
            <text:p text:style-name="TableContents"/>
          </table:table-cell>
        </table:table-row>
        <table:table-row table:style-name="TableRow153">
          <table:table-cell table:style-name="TableCell154">
            <text:p text:style-name="TableContents"/>
          </table:table-cell>
          <table:table-cell table:style-name="TableCell155">
            <text:p text:style-name="TableContents"/>
          </table:table-cell>
          <table:table-cell table:style-name="TableCell156">
            <text:p text:style-name="TableContents"/>
          </table:table-cell>
        </table:table-row>
        <table:table-row table:style-name="TableRow157">
          <table:table-cell table:style-name="TableCell158">
            <text:p text:style-name="TableContents"/>
          </table:table-cell>
          <table:table-cell table:style-name="TableCell159">
            <text:p text:style-name="TableContents"/>
          </table:table-cell>
          <table:table-cell table:style-name="TableCell160">
            <text:p text:style-name="TableContents"/>
          </table:table-cell>
        </table:table-row>
      </table:table>
      <text:p text:style-name="P161"/>
      <text:p text:style-name="Heading3">Repositories (1,5P)</text:p>
      <text:p text:style-name="P162">[UML, Beschreibung und Begründung des Einsatzes eines Repositories; falls kein<text:s/>Repository vorhanden: ausführliche Begründung, warum es keines geben kann/hier nicht sinnvoll ist – NICHT, warum es nicht implementiert wurde]</text:p>
      <text:p text:style-name="Heading3">Aggregates (1,5P)</text:p>
      <text:p text:style-name="P163">[UML, Beschreibung und Begründung des Einsatzes eines Aggregates; falls kein Aggregate vorhanden: ausführliche Begründung, warum es keines geben kann/hier nicht sinnvoll ist– NICHT, warum es nicht implementiert wurde]</text:p>
      <text:p text:style-name="Heading3">Entities (1,5P)</text:p>
      <text:p text:style-name="P164">[UML, Beschreibung und Begründung des Einsatzes einer Entity; falls keine Entity vorhanden: ausführliche Begründung,<text:s/>warum es keine geben kann/hier nicht sinnvoll ist– NICHT, warum es nicht implementiert wurde]</text:p>
      <text:p text:style-name="Heading3">Value Objects (1,5P)</text:p>
      <text:p text:style-name="P165">[UML, Beschreibung und Begründung des Einsatzes eines Value Objects; falls kein Value Object vorhanden: ausführliche Begründung, warum es keines geben kann/hier nicht sinnvoll ist– NICHT, warum es nicht implementiert wurde]</text:p>
      <text:p text:style-name="P166"/>
      <text:p text:style-name="Heading1">Kapitel 7: Refactoring (8P)</text:p>
      <text:p text:style-name="Heading3">Code Smells (2P)</text:p>
      <text:p text:style-name="Textbody"><text:span text:style-name="T167">[jeweils 1 Code-Beispiel zu 2 unterschiedlichen Code Smells aus der Vorlesung; jeweils Code-Beispiel und einen möglichen Lösung</text:span><text:span text:style-name="T168">sweg bzw. den genommen Lösungsweg beschreiben (inkl.</text:span><text:span text:style-name="T169"><text:s/></text:span><text:span text:style-name="T170">(Pseudo-)Code)]</text:span></text:p>
      <text:p text:style-name="Heading4">[CODE SMELL 1]</text:p>
      <text:p text:style-name="Heading4">[CODE SMELL 2]</text:p>
      <text:p text:style-name="P171"/>
      <text:p text:style-name="Heading3">2 Refactorings (6P)</text:p>
      <text:p text:style-name="P172">[2 unterschiedliche Refactorings aus der Vorlesung anwenden, begründen, sowie UML vorher/nachher liefern; jeweils auf die Commits<text:s/>verweisen]</text:p>
      <text:p text:style-name="Textbody"/>
      <text:soft-page-break/>
      <text:p text:style-name="Heading1">Kapitel 8: Entwurfsmuster (8P)</text:p>
      <text:p text:style-name="Textbody"><text:span text:style-name="T173">[2 unterschiedliche Entwurfsmuster aus der Vorlesung (oder<text:s/></text:span><text:span text:style-name="T174">nach Absprache</text:span><text:span text:style-name="T175"><text:s/>auch andere) jeweils sinnvoll einsetzen, begründen und UML-Diagramm]</text:span></text:p>
      <text:p text:style-name="Heading3">Entwurfsmuster: [Name] (4P)</text:p>
      <text:p text:style-name="Heading3">Entwurfsmuster: [Name] (4P)</text:p>
      <text:p text:style-name="Textbody"><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ike</meta:initial-creator>
    <dc:creator>Maike</dc:creator>
    <meta:creation-date>2021-07-07T10:33:00Z</meta:creation-date>
    <dc:date>2023-02-22T13:27:00Z</dc:date>
    <meta:template xlink:href="Normal.dotm" xlink:type="simple"/>
    <meta:editing-cycles>1</meta:editing-cycles>
    <meta:editing-duration>PT0S</meta:editing-duration>
    <meta:document-statistic meta:page-count="8" meta:paragraph-count="18" meta:word-count="1262" meta:character-count="9195" meta:row-count="66" meta:non-whitespace-character-count="7951"/>
  </office:meta>
</office:document-meta>
</file>